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12eee8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officeooo:paragraph-rsid="0012eee8" style:font-size-asian="14pt" style:font-size-complex="14pt"/>
    </style:style>
    <style:style style:name="T1" style:family="text">
      <style:text-properties officeooo:rsid="0012e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 <text:span text:style-name="T1">Задание</text:span> </text:p>
      <text:p text:style-name="P2">Создать консольное приложение, с помощью которого осуществить подключение к базе данных с использованием фреймворка EF Core (используя подход CodeFirst). Создать 1 класс для отображения в виде таблицы в БД, обладающий 2 полями: ключ (целочисленный тип) и значение (строковый тип). Создать в БД 1 млн записей. Посчитать среднее время поиска (на примере 1000 операций поиска) любой конкретной записи по ключу и по значению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09:33.562000000</meta:creation-date>
    <dc:date>2024-06-10T21:10:18.228000000</dc:date>
    <meta:editing-duration>PT44S</meta:editing-duration>
    <meta:editing-cycles>1</meta:editing-cycles>
    <meta:document-statistic meta:table-count="0" meta:image-count="0" meta:object-count="0" meta:page-count="1" meta:paragraph-count="2" meta:word-count="64" meta:character-count="433" meta:non-whitespace-character-count="369"/>
    <meta:generator>LibreOffice/7.6.3.2$Windows_X86_64 LibreOffice_project/29d686fea9f6705b262d369fede658f824154cc0</meta:generator>
  </office:meta>
</office:document-meta>
</file>